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5a7b" officeooo:paragraph-rsid="00125a7b"/>
    </style:style>
    <style:style style:name="P2" style:family="paragraph" style:parent-style-name="Standard">
      <style:text-properties officeooo:paragraph-rsid="00125a7b"/>
    </style:style>
    <style:style style:name="P3" style:family="paragraph" style:parent-style-name="Standard">
      <style:text-properties officeooo:rsid="0013e7de" officeooo:paragraph-rsid="0013e7de"/>
    </style:style>
    <style:style style:name="P4" style:family="paragraph" style:parent-style-name="Standard">
      <style:text-properties officeooo:rsid="00146d6c" officeooo:paragraph-rsid="00146d6c"/>
    </style:style>
    <style:style style:name="P5" style:family="paragraph" style:parent-style-name="Standard">
      <style:text-properties officeooo:rsid="001672eb" officeooo:paragraph-rsid="001672eb"/>
    </style:style>
    <style:style style:name="P6" style:family="paragraph" style:parent-style-name="Standard">
      <style:text-properties officeooo:rsid="0018adc7" officeooo:paragraph-rsid="0018adc7"/>
    </style:style>
    <style:style style:name="P7" style:family="paragraph" style:parent-style-name="Standard">
      <style:text-properties officeooo:rsid="0018adc7" officeooo:paragraph-rsid="001d97d1"/>
    </style:style>
    <style:style style:name="P8" style:family="paragraph" style:parent-style-name="Standard">
      <style:text-properties officeooo:rsid="001e7ae7" officeooo:paragraph-rsid="001e7ae7"/>
    </style:style>
    <style:style style:name="P9" style:family="paragraph" style:parent-style-name="Standard">
      <style:text-properties officeooo:rsid="001fd9b2" officeooo:paragraph-rsid="001fd9b2"/>
    </style:style>
    <style:style style:name="P10" style:family="paragraph" style:parent-style-name="Standard">
      <style:text-properties officeooo:rsid="00216a16" officeooo:paragraph-rsid="00216a16"/>
    </style:style>
    <style:style style:name="T1" style:family="text">
      <style:text-properties officeooo:rsid="00125a7b"/>
    </style:style>
    <style:style style:name="T2" style:family="text">
      <style:text-properties officeooo:rsid="00146d6c"/>
    </style:style>
    <style:style style:name="T3" style:family="text">
      <style:text-properties officeooo:rsid="0015cc4c"/>
    </style:style>
    <style:style style:name="T4" style:family="text">
      <style:text-properties officeooo:rsid="00179c62"/>
    </style:style>
    <style:style style:name="T5" style:family="text">
      <style:text-properties officeooo:rsid="00191751"/>
    </style:style>
    <style:style style:name="T6" style:family="text">
      <style:text-properties officeooo:rsid="001a998d"/>
    </style:style>
    <style:style style:name="T7" style:family="text">
      <style:text-properties officeooo:rsid="001bbdd0"/>
    </style:style>
    <style:style style:name="T8" style:family="text">
      <style:text-properties officeooo:rsid="001c1c05"/>
    </style:style>
    <style:style style:name="T9" style:family="text">
      <style:text-properties officeooo:rsid="001d97d1"/>
    </style:style>
    <style:style style:name="T10" style:family="text">
      <style:text-properties officeooo:rsid="001db0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ONJOUR, ET BIENVENUE SUR </text:span><text:span text:style-name="T4">BATCIN</text:span><text:span text:style-name="T1">É ! </text:span></text:p>
      <text:p text:style-name="P1"/>
      <text:p text:style-name="P3">Offrir aux cinéphiles, une source pratique et rapide d’informations sur le cinéma, tout en facilitant l’accès aux actualités, aux films, aux séries <text:span text:style-name="T2">et à leurs bandes-annonces, c’est la mission de Batciné. </text:span></text:p>
      <text:p text:style-name="P4">Batciné est accessible sur Internet (<text:a xlink:type="simple" xlink:href="http://www.batcine.developpeur.lapiscine.space/" text:style-name="Internet_20_link" text:visited-style-name="Visited_20_Internet_20_Link">www.batcine.developpeur.lapiscine.space</text:a>) ou votre smartphone et votre tablette. <text:span text:style-name="T3">Pour toutes questions ou remarques consultez la rubrique contact (contact.html).</text:span></text:p>
      <text:p text:style-name="P4"/>
      <text:p text:style-name="P5">LE PROJET </text:p>
      <text:p text:style-name="P5"/>
      <text:p text:style-name="P5">Le contexte</text:p>
      <text:p text:style-name="P5"/>
      <text:p text:style-name="P5">L’idée d’un service gratuit de renseignements sur l’<text:span text:style-name="T4">actualité du cinéma, les sorties des films et séries a été retravaillé par Baptiste Lucmaret, </text:span><text:span text:style-name="T10">un étudiant français de Bordeaux,</text:span><text:span text:style-name="T4"> en 2020. L’Origine de cette idée est Allociné conçu en 1990 par les fondateurs, Jean-David Blanc et Patrick Holzman, lorsque les premières technologies de téléphonies interactive sont apparues en France. </text:span></text:p>
      <text:p text:style-name="P5"/>
      <text:p text:style-name="P6">Notes</text:p>
      <text:p text:style-name="P6"/>
      <text:p text:style-name="P7">C’est une application web et web mobile, pour retrouver toutes l’actualité et les programmes de cinéma sur les smartphones et tablettes. </text:p>
      <text:p text:style-name="P7"><text:span text:style-name="T6">Elle propose des services aux passionnés de cinéma (thématique cinéma). </text:span></text:p>
      <text:p text:style-name="P7"><text:span text:style-name="T7">Plusieurs sujets d’actualité sur les films, les acteurs, les réalisateurs, des bandes-annonces aux extraits de films </text:span><text:span text:style-name="T9">en haute définition</text:span><text:span text:style-name="T7">, des épisodes de séries, ou des annonces exclusives sous forme de diaporama, en passant par notre site internet Batciné. </text:span></text:p>
      <text:p text:style-name="P7"><text:span text:style-name="T8">Le site internet est censé être pratique et simple d’utilisation avec une approche différente du design et visuelle. </text:span></text:p>
      <text:p text:style-name="P8">Batciné propose un service de movielist (en français cinéliste) permettant à ses membres d’ajouter ses films, ses séries, de les noter et de laisser des avis critiques en commentaire. Ils pourront composer leurs propres movielist et de la consulter à tout moment et sur tout appareil connecté grâce à Internet.</text:p>
      <text:p text:style-name="P8"/>
      <text:p text:style-name="P9">Le projet de lancer Batciné sur les réseaux sociaux est inédit.</text:p>
      <text:p text:style-name="P9"/>
      <text:p text:style-name="P10">Projet Batciné</text:p>
      <text:p text:style-name="P10">208, avenue de la Marne </text:p>
      <text:p text:style-name="P10">33700 Mérignac </text:p>
      <text:p text:style-name="P10">Tel portable : 06 58 85 83 01 </text:p>
      <text:p text:style-name="P10"/>
      <text:p text:style-name="P10">Nous contacter : cliquez ici</text:p>
      <text:p text:style-name="P10"/>
      <text:p text:style-name="P10">Concepteur, développeur et rédacteur : Baptiste Lucmaret </text:p>
      <text:p text:style-name="P6"/>
      <text:p text:style-name="P6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4T14:35:32.220000000</meta:creation-date>
    <dc:date>2020-10-24T18:09:59.450000000</dc:date>
    <meta:editing-duration>PT3H3M56S</meta:editing-duration>
    <meta:editing-cycles>16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19" meta:word-count="298" meta:character-count="1973" meta:non-whitespace-character-count="1682"/>
  </office:meta>
</office:document-meta>
</file>